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137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01551744" text:id="ct301551744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4171070832717687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62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69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70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71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73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73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6:9</text:p>
            <text:p text:style-name="P15"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/>
          </table:table-cell>
        </table:table-row>
        <table:table-row table:style-name="表29.137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><text:soft-page-break/></text:p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301551744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2995323689809539310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<text:soft-page-break/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15T09:59:34.21</dc:date>
    <dc:creator>iwabuchi ken</dc:creator>
    <meta:editing-duration>P5DT19H56M57S</meta:editing-duration>
    <meta:editing-cycles>365</meta:editing-cycles>
    <meta:generator>OpenOffice/4.1.3$Win32 OpenOffice.org_project/413m1$Build-9783</meta:generator>
    <meta:document-statistic meta:table-count="9" meta:image-count="0" meta:object-count="0" meta:page-count="25" meta:paragraph-count="605" meta:word-count="3403" meta:character-count="16543"/>
  </office:meta>
</office:document-meta>
</file>